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44374530240170630" text:style-name="L1">
        <text:list-item>
          <text:p text:style-name="P1">C++</text:p>
          <text:list>
            <text:list-item>
              <text:p text:style-name="P1">généralités – bases objet</text:p>
              <text:list>
                <text:list-item>
                  <text:p text:style-name="P1">langages étudiés</text:p>
                  <text:list>
                    <text:list-item>
                      <text:p text:style-name="P1">langages étudiés</text:p>
                      <text:list>
                        <text:list-item>
                          <text:p text:style-name="P1">matière sur les langages objets</text:p>
                        </text:list-item>
                        <text:list-item>
                          <text:p text:style-name="P1">on étudiera C++ et smalltalk</text:p>
                        </text:list-item>
                        <text:list-item>
                          <text:p text:style-name="P1">du coup, cours en deux grandes parties</text:p>
                        </text:list-item>
                        <text:list-item>
                          <text:p text:style-name="P1">on comparera a java de temps en temps</text:p>
                        </text:list-item>
                      </text:list>
                    </text:list-item>
                    <text:list-item>
                      <text:p text:style-name="P1">aspects de C++ étudiés</text:p>
                      <text:list>
                        <text:list-item>
                          <text:p text:style-name="P1">C++ pas juste objets, mais on se concentrera juste sur la partie objets</text:p>
                        </text:list-item>
                        <text:list-item>
                          <text:p text:style-name="P1">on parlera un peu des aspects non objets car obligé de mélanger un minimum</text:p>
                        </text:list-item>
                      </text:list>
                    </text:list-item>
                    <text:list-item>
                      <text:p text:style-name="P1">typage de smalltalk</text:p>
                      <text:list>
                        <text:list-item>
                          <text:p text:style-name="P1">java et C++ font du typage statique (et du dynamique aussi je crois)</text:p>
                        </text:list-item>
                        <text:list-item>
                          <text:p text:style-name="P1">smalltalk = langage a typage dynamique</text:p>
                        </text:list-item>
                        <text:list-item>
                          <text:p text:style-name="P1">du coup pas de problèmes chiants de typage etc</text:p>
                        </text:list-item>
                      </text:list>
                    </text:list-item>
                    <text:list-item>
                      <text:p text:style-name="P1">enseignants des langages</text:p>
                      <text:list>
                        <text:list-item>
                          <text:p text:style-name="P1">C++</text:p>
                          <text:list>
                            <text:list-item>
                              <text:p text:style-name="P1">marianne huchard &amp; julien pagès</text:p>
                            </text:list-item>
                            <text:list-item>
                              <text:p text:style-name="P1">julien implémente langages programmation, fait une thèse</text:p>
                            </text:list-item>
                          </text:list>
                        </text:list-item>
                        <text:list-item>
                          <text:p text:style-name="P1">smalltalk</text:p>
                          <text:list>
                            <text:list-item>
                              <text:p text:style-name="P1">christophe dony et djamel seriai je crois</text:p>
                            </text:list-item>
                            <text:list-item>
                              <text:p text:style-name="P1">dony spécialiste de smalltalk c'est lui qui en fera un cou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"niveau de difficulté" des deux langages étudiés</text:p>
                      <text:list>
                        <text:list-item>
                          <text:p text:style-name="P1">C++</text:p>
                          <text:list>
                            <text:list-item>
                              <text:p text:style-name="P1">langage très riche et complexe</text:p>
                            </text:list-item>
                            <text:list-item>
                              <text:p text:style-name="P1">donc partie la plus grosse du cours</text:p>
                            </text:list-item>
                          </text:list>
                        </text:list-item>
                        <text:list-item>
                          <text:p text:style-name="P1">smalltalk</text:p>
                          <text:list>
                            <text:list-item>
                              <text:p text:style-name="P1">très simple et clair</text:p>
                            </text:list-item>
                            <text:list-item>
                              <text:p text:style-name="P1">langage à prototypage rapide</text:p>
                            </text:list-item>
                            <text:list-item>
                              <text:p text:style-name="P1">partie la plus cour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normes de C++</text:p>
                      <text:list>
                        <text:list-item>
                          <text:p text:style-name="P1">historique normes</text:p>
                          <text:list>
                            <text:list-item>
                              <text:p text:style-name="P1">C++ a commencé dans les années 80</text:p>
                            </text:list-item>
                            <text:list-item>
                              <text:p text:style-name="P1">normalisation ANSI/ISO assez tardive</text:p>
                            </text:list-item>
                            <text:list-item>
                              <text:p text:style-name="P1">normal car discussion entre plein de gens de tous les bords</text:p>
                            </text:list-item>
                            <text:list-item>
                              <text:p text:style-name="P1">C++98 par défaut sur tous les compilateurs, C++ 2011 non</text:p>
                            </text:list-item>
                            <text:list-item>
                              <text:p text:style-name="P1">C++ 2014 est en train de sortir</text:p>
                            </text:list-item>
                          </text:list>
                        </text:list-item>
                        <text:list-item>
                          <text:p text:style-name="P1">compilateurs fac</text:p>
                          <text:list>
                            <text:list-item>
                              <text:p text:style-name="P1">norme C++ 2011</text:p>
                            </text:list-item>
                            <text:list-item>
                              <text:p text:style-name="P1">avancées majeures</text:p>
                              <text:list>
                                <text:list-item>
                                  <text:p text:style-name="P1">principalement sur généricité</text:p>
                                </text:list-item>
                                <text:list-item>
                                  <text:p text:style-name="P1">utilisation de généricité pour introspection</text:p>
                                </text:list-item>
                                <text:list-item>
                                  <text:p text:style-name="P1">lambda expressions</text:p>
                                </text:list-item>
                                <text:list-item>
                                  <text:p text:style-name="P1">norme évolue encore mais on reste dessus pour ce cour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approche objet</text:p>
                  <text:list>
                    <text:list-item>
                      <text:p text:style-name="P1">C++ : possible faire classes propres et efficace dans but programmation pas juste objet</text:p>
                    </text:list-item>
                    <text:list-item>
                      <text:p text:style-name="P1">mais on cherche dans ce cours à faire que classes destinées à une utilisation objet</text:p>
                    </text:list-item>
                    <text:list-item>
                      <text:p text:style-name="P1">on fait une classe pour réifier (transformer concept en chose concrète) un concept</text:p>
                      <text:list>
                        <text:list-item>
                          <text:p text:style-name="P1"><text:soft-page-break/>d'un domaine (compte bancaire)</text:p>
                        </text:list-item>
                        <text:list-item>
                          <text:p text:style-name="P1">technique informatique (structure de donnée, fenêtre)</text:p>
                        </text:list-item>
                      </text:list>
                    </text:list-item>
                  </text:list>
                </text:list-item>
                <text:list-item>
                  <text:p text:style-name="P1">UML : diagrammes de classe : en 3 parties</text:p>
                  <text:list>
                    <text:list-item>
                      <text:p text:style-name="P1">Nom classe</text:p>
                      <text:list>
                        <text:list-item>
                          <text:p text:style-name="P1">en majuscule</text:p>
                        </text:list-item>
                      </text:list>
                    </text:list-item>
                    <text:list-item>
                      <text:p text:style-name="P1">attributs</text:p>
                      <text:list>
                        <text:list-item>
                          <text:p text:style-name="P1">signe + - # pour portée</text:p>
                        </text:list-item>
                        <text:list-item>
                          <text:p text:style-name="P1">nom attribut</text:p>
                        </text:list-item>
                        <text:list-item>
                          <text:p text:style-name="P1">:</text:p>
                        </text:list-item>
                        <text:list-item>
                          <text:p text:style-name="P1">type (majuscule pour String)</text:p>
                        </text:list-item>
                      </text:list>
                    </text:list-item>
                    <text:list-item>
                      <text:p text:style-name="P1">méthodes</text:p>
                      <text:list>
                        <text:list-item>
                          <text:p text:style-name="P1">signe</text:p>
                        </text:list-item>
                        <text:list-item>
                          <text:p text:style-name="P1">nom méthode</text:p>
                        </text:list-item>
                        <text:list-item>
                          <text:p text:style-name="P1">([paramètre1], [paramètre2] [...]) pour chaque paramètre :</text:p>
                          <text:list>
                            <text:list-item>
                              <text:p text:style-name="P1">direction du paramètre</text:p>
                              <text:list>
                                <text:list-item>
                                  <text:p text:style-name="P1">in <text:s/>: entrant</text:p>
                                </text:list-item>
                                <text:list-item>
                                  <text:p text:style-name="P1">out : sortant (flux sortant apparemment... Pas bien compris)</text:p>
                                </text:list-item>
                                <text:list-item>
                                  <text:p text:style-name="P1">inout : entrant et sortant</text:p>
                                </text:list-item>
                              </text:list>
                            </text:list-item>
                            <text:list-item>
                              <text:p text:style-name="P1">nomParam</text:p>
                            </text:list-item>
                            <text:list-item>
                              <text:p text:style-name="P1">:</text:p>
                            </text:list-item>
                            <text:list-item>
                              <text:p text:style-name="P1">type</text:p>
                            </text:list-item>
                          </text:list>
                        </text:list-item>
                        <text:list-item>
                          <text:p text:style-name="P1">: typeRetour (optionnel)</text:p>
                        </text:list-item>
                        <text:list-item>
                          <text:p text:style-name="P1">{query} (optionnel, indique que la méthode ne modifie pas l'objet je crois)</text:p>
                        </text:list-item>
                      </text:list>
                    </text:list-item>
                    <text:list-item>
                      <text:p text:style-name="P1">lien entre les classes (je connais pas le détail)</text:p>
                    </text:list-item>
                  </text:list>
                </text:list-item>
                <text:list-item>
                  <text:p text:style-name="P1">accesseurs : par convention syntaxe "getAttribut" et "setAttribut"</text:p>
                </text:list-item>
                <text:list-item>
                  <text:p text:style-name="P1">manipulation entrées sorties</text:p>
                  <text:list>
                    <text:list-item>
                      <text:p text:style-name="P1">pas de printf et de malloc en C++</text:p>
                    </text:list-item>
                    <text:list-item>
                      <text:p text:style-name="P1">utilisation flots en C++</text:p>
                    </text:list-item>
                    <text:list-item>
                      <text:p text:style-name="P1">on utilisera des choses haut niveau pour flots pas comme en C</text:p>
                    </text:list-item>
                  </text:list>
                </text:list-item>
                <text:list-item>
                  <text:p text:style-name="P1">agrégation UML :</text:p>
                  <text:list>
                    <text:list-item>
                      <text:p text:style-name="P1">une instance de B est attribut d'une instance de A</text:p>
                    </text:list-item>
                    <text:list-item>
                      <text:p text:style-name="P1">mais l'objet B peut être partagé avec d'autres objets</text:p>
                    </text:list-item>
                    <text:list-item>
                      <text:p text:style-name="P1">contrairement à dans composition je crois où B n'existe pas sans A</text:p>
                    </text:list-item>
                    <text:list-item>
                      <text:p text:style-name="P1">(ex : un vers partagé entre plusieurs strophes)</text:p>
                    </text:list-item>
                  </text:list>
                </text:list-item>
                <text:list-item>
                  <text:p text:style-name="P1">interfaces C++</text:p>
                  <text:list>
                    <text:list-item>
                      <text:p text:style-name="P1">interface java</text:p>
                      <text:list>
                        <text:list-item>
                          <text:p text:style-name="P1">listes signatures méthodes</text:p>
                        </text:list-item>
                        <text:list-item>
                          <text:p text:style-name="P1">à implémenter par une ou plusieurs classes</text:p>
                        </text:list-item>
                        <text:list-item>
                          <text:p text:style-name="P1">partie publique uniquement (méthodes)</text:p>
                        </text:list-item>
                        <text:list-item>
                          <text:p text:style-name="P1">optionnelle</text:p>
                        </text:list-item>
                      </text:list>
                    </text:list-item>
                    <text:list-item>
                      <text:p text:style-name="P1">interface C++</text:p>
                      <text:list>
                        <text:list-item>
                          <text:p text:style-name="P1">header d'une classe</text:p>
                        </text:list-item>
                        <text:list-item>
                          <text:p text:style-name="P1">contient attributs et signatures de méthodes</text:p>
                        </text:list-item>
                        <text:list-item>
                          <text:p text:style-name="P1">squelette de la classe</text:p>
                        </text:list-item>
                        <text:list-item>
                          <text:p text:style-name="P1">partie privée aussi (attributs)</text:p>
                        </text:list-item>
                        <text:list-item>
                          <text:p text:style-name="P1">sert au compilateur</text:p>
                        </text:list-item>
                        <text:list-item>
                          <text:p text:style-name="P1">lui indique ce qu'il va trouver dans la classe</text:p>
                        </text:list-item>
                        <text:list-item>
                          <text:p text:style-name="P1">comprend aussi des déclarations de fonctions !!! (pas juste méthodes)</text:p>
                        </text:list-item>
                        <text:list-item>
                          <text:p text:style-name="P1">fonctions associées à classe (?)</text:p>
                        </text:list-item>
                        <text:list-item>
                          <text:p text:style-name="P1"><text:soft-page-break/>obligatoire</text:p>
                        </text:list-item>
                      </text:list>
                    </text:list-item>
                  </text:list>
                </text:list-item>
                <text:list-item>
                  <text:p text:style-name="P1">inclusion multiple d'interfaces</text:p>
                  <text:list>
                    <text:list-item>
                      <text:p text:style-name="P1">compilateurs inclusent physiquement les interface chaque fois qu'ils passent dessus</text:p>
                    </text:list-item>
                    <text:list-item>
                      <text:p text:style-name="P1">du coup besoin d'entourer interfaces avec macros #ifndef #define #endif pour éviter de réinclure</text:p>
                    </text:list-item>
                  </text:list>
                </text:list-item>
                <text:list-item>
                  <text:p text:style-name="P1">définition portée java / C++</text:p>
                  <text:list>
                    <text:list-item>
                      <text:p text:style-name="P1">java : mot-clé "private" ou autre au début de déclaration de chaque attribut / méthode</text:p>
                    </text:list-item>
                    <text:list-item>
                      <text:p text:style-name="P1">C++ : une seule fois "private :" puis tout ce qui suit est privé jusqu'à "public :" ou autre</text:p>
                    </text:list-item>
                  </text:list>
                </text:list-item>
                <text:list-item>
                  <text:p text:style-name="P1">destructeurs</text:p>
                  <text:list>
                    <text:list-item>
                      <text:p text:style-name="P1">java : pas de destructeurs, ramasse-miettes juge quand détruire</text:p>
                    </text:list-item>
                    <text:list-item>
                      <text:p text:style-name="P1">C++ :</text:p>
                      <text:list>
                        <text:list-item>
                          <text:p text:style-name="P1">destructeurs pour maitriser destruction</text:p>
                        </text:list-item>
                        <text:list-item>
                          <text:p text:style-name="P1">commencent par tilde</text:p>
                        </text:list-item>
                      </text:list>
                    </text:list-item>
                  </text:list>
                </text:list-item>
                <text:list-item>
                  <text:p text:style-name="P1">pointeurs (0:18:34)</text:p>
                  <text:list>
                    <text:list-item>
                      <text:p text:style-name="P1">Vers v = new Vers();</text:p>
                      <text:list>
                        <text:list-item>
                          <text:p text:style-name="P1">en java : v est un pointeur</text:p>
                        </text:list-item>
                        <text:list-item>
                          <text:p text:style-name="P1">en C++ : v est directement une référence</text:p>
                        </text:list-item>
                      </text:list>
                    </text:list-item>
                    <text:list-item>
                      <text:p text:style-name="P1">déclarer une suite d'objets</text:p>
                      <text:list>
                        <text:list-item>
                          <text:p text:style-name="P1">faire des tableaux</text:p>
                        </text:list-item>
                        <text:list-item>
                          <text:p text:style-name="P1">en java comme en C++, tableaux = pointeur vers suite d'objets</text:p>
                        </text:list-item>
                        <text:list-item>
                          <text:p text:style-name="P1">solution 1 (mauvaise)</text:p>
                          <text:list>
                            <text:list-item>
                              <text:p text:style-name="P1">Vers *pv</text:p>
                            </text:list-item>
                            <text:list-item>
                              <text:p text:style-name="P1">pv est une adresse d'un vers ou d'un tableau de vers</text:p>
                            </text:list-item>
                            <text:list-item>
                              <text:p text:style-name="P1">du coup pointeur vers tableau contenant directement les vers</text:p>
                            </text:list-item>
                            <text:list-item>
                              <text:p text:style-name="P1">très mauvais à ne jamais faire !</text:p>
                            </text:list-item>
                            <text:list-item>
                              <text:p text:style-name="P1">car on ne sait pas encore ce que seront les vers</text:p>
                              <text:list>
                                <text:list-item>
                                  <text:p text:style-name="P1">donc on sait pas la place que ça prendra</text:p>
                                </text:list-item>
                                <text:list-item>
                                  <text:p text:style-name="P1">on peut pas rendre les vers dynamique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solution 2 (bonne)</text:p>
                          <text:list>
                            <text:list-item>
                              <text:p text:style-name="P1">tableau de pointeurs</text:p>
                            </text:list-item>
                            <text:list-item>
                              <text:p text:style-name="P1">Vers **pv</text:p>
                            </text:list-item>
                            <text:list-item>
                              <text:p text:style-name="P1">pointeur vers un tableau de pointeurs</text:p>
                            </text:list-item>
                            <text:list-item>
                              <text:p text:style-name="P1">pv est l'adresse de la zone mémoire d'un tableau d'adresse de vers</text:p>
                            </text:list-item>
                            <text:list-item>
                              <text:p text:style-name="P1">du coup possible d'avoir des sous classes de vers dans tableau</text:p>
                            </text:list-item>
                            <text:list-item>
                              <text:p text:style-name="P1">C'est cette solution qu'on fait systématiquement en java</text:p>
                            </text:list-item>
                            <text:list-item>
                              <text:p text:style-name="P1">mais c'est implicite il y a pas besoin de le spécifer</text:p>
                            </text:list-item>
                            <text:list-item>
                              <text:p text:style-name="P1">lorsqu'on demande de créer des vers il créait automatiquement des pointeu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++98 et taille tableaux</text:p>
                      <text:list>
                        <text:list-item>
                          <text:p text:style-name="P1">obligé de stocker taille des tableaux dans variables</text:p>
                        </text:list-item>
                        <text:list-item>
                          <text:p text:style-name="P1">pas de méthode pour donner automatiquement taille apparemment</text:p>
                        </text:list-item>
                      </text:list>
                    </text:list-item>
                  </text:list>
                </text:list-item>
                <text:list-item>
                  <text:p text:style-name="P1">classes de flux</text:p>
                  <text:list>
                    <text:list-item>
                      <text:p text:style-name="P1">flots en entrée</text:p>
                      <text:list>
                        <text:list-item>
                          <text:p text:style-name="P1">istream</text:p>
                        </text:list-item>
                        <text:list-item>
                          <text:p text:style-name="P1">(input stream)</text:p>
                        </text:list-item>
                        <text:list-item>
                          <text:p text:style-name="P1">on se situe par rapport au programme et non à l'utilisateur</text:p>
                        </text:list-item>
                        <text:list-item>
                          <text:p text:style-name="P1"><text:soft-page-break/>du coup l'entrée c'est le clavier par exemple</text:p>
                        </text:list-item>
                        <text:list-item>
                          <text:p text:style-name="P1">c'est ce qui vient de l'extérieur vers le programme</text:p>
                        </text:list-item>
                      </text:list>
                    </text:list-item>
                    <text:list-item>
                      <text:p text:style-name="P1">flots en sortie</text:p>
                      <text:list>
                        <text:list-item>
                          <text:p text:style-name="P1">ostream</text:p>
                        </text:list-item>
                        <text:list-item>
                          <text:p text:style-name="P1">(output stream)</text:p>
                        </text:list-item>
                        <text:list-item>
                          <text:p text:style-name="P1">ce qui sort du programme</text:p>
                        </text:list-item>
                      </text:list>
                    </text:list-item>
                  </text:list>
                </text:list-item>
                <text:list-item>
                  <text:p text:style-name="P1">implémentation de l'interface</text:p>
                  <text:list>
                    <text:list-item>
                      <text:p text:style-name="P1">dans fichier .cpp</text:p>
                    </text:list-item>
                    <text:list-item>
                      <text:p text:style-name="P1">on y met</text:p>
                      <text:list>
                        <text:list-item>
                          <text:p text:style-name="P1">le corps des méthodes</text:p>
                        </text:list-item>
                        <text:list-item>
                          <text:p text:style-name="P1">les attributs de classe statiques</text:p>
                          <text:list>
                            <text:list-item>
                              <text:p text:style-name="P1">déclaré dans .h</text:p>
                            </text:list-item>
                            <text:list-item>
                              <text:p text:style-name="P1">défini dans .cpp</text:p>
                            </text:list-item>
                          </text:list>
                        </text:list-item>
                        <text:list-item>
                          <text:p text:style-name="P1">corps des fonctions</text:p>
                        </text:list-item>
                      </text:list>
                    </text:list-item>
                    <text:list-item>
                      <text:p text:style-name="P1">en-tête classique</text:p>
                      <text:list>
                        <text:list-item>
                          <text:p text:style-name="P1">inclusions</text:p>
                          <text:list>
                            <text:list-item>
                              <text:p text:style-name="P1">java / C++</text:p>
                              <text:list>
                                <text:list-item>
                                  <text:p text:style-name="P1">java</text:p>
                                  <text:list>
                                    <text:list-item>
                                      <text:p text:style-name="P1">liaison faite de manière dynamique avec chargement de classe</text:p>
                                    </text:list-item>
                                  </text:list>
                                </text:list-item>
                                <text:list-item>
                                  <text:p text:style-name="P1">C++</text:p>
                                  <text:list>
                                    <text:list-item>
                                      <text:p text:style-name="P1">inclusion textuelle</text:p>
                                    </text:list-item>
                                    <text:list-item>
                                      <text:p text:style-name="P1">considère que tout le texte de la bibliothèque a été écrit en dure dans fichier</text:p>
                                    </text:list-item>
                                    <text:list-item>
                                      <text:p text:style-name="P1">d'où le besoin d'empêcher les inclusions multiples avec les #ifndef etc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syntaxe</text:p>
                              <text:list>
                                <text:list-item>
                                  <text:p text:style-name="P1">si inclusion de bibliothèque</text:p>
                                  <text:list>
                                    <text:list-item>
                                      <text:p text:style-name="P1">chevrons</text:p>
                                    </text:list-item>
                                    <text:list-item>
                                      <text:p text:style-name="P1">pas de .h</text:p>
                                    </text:list-item>
                                  </text:list>
                                </text:list-item>
                                <text:list-item>
                                  <text:p text:style-name="P1">si écrit soit même</text:p>
                                  <text:list>
                                    <text:list-item>
                                      <text:p text:style-name="P1">guillemet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choses à souvent inclure</text:p>
                              <text:list>
                                <text:list-item>
                                  <text:p text:style-name="P1">string</text:p>
                                  <text:list>
                                    <text:list-item>
                                      <text:p text:style-name="P1">#include &lt;string&gt;</text:p>
                                    </text:list-item>
                                  </text:list>
                                </text:list-item>
                                <text:list-item>
                                  <text:p text:style-name="P1">iostream</text:p>
                                  <text:list>
                                    <text:list-item>
                                      <text:p text:style-name="P1">#include &lt;iostream&gt;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perso</text:p>
                              <text:list>
                                <text:list-item>
                                  <text:p text:style-name="P1">syntaxe directives de preprocesseur</text:p>
                                  <text:list>
                                    <text:list-item>
                                      <text:p text:style-name="P1">commencent par #</text:p>
                                    </text:list-item>
                                    <text:list-item>
                                      <text:p text:style-name="P1">et ne terminent jamais pas ;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espaces de nommages</text:p>
                          <text:list>
                            <text:list-item>
                              <text:p text:style-name="P1">pourquoi ?</text:p>
                              <text:list>
                                <text:list-item>
                                  <text:p text:style-name="P1">fait pour pouvoir inclure deux bibliothèques contenant des fonctions / variables / méthodes / classe / autre de même nom</text:p>
                                </text:list-item>
                                <text:list-item>
                                  <text:p text:style-name="P1">du coup lors d'appel de méthodes, besoin de préciser dans quel environnement on appelle la méthode pour éviter ambiguïté</text:p>
                                </text:list-item>
                                <text:list-item>
                                  <text:p text:style-name="P1">du coup soit environnement::méthode</text:p>
                                </text:list-item>
                                <text:list-item>
                                  <text:p text:style-name="P1">soit indiquer l'espace de nom une bonne fois pour toute au début</text:p>
                                </text:list-item>
                              </text:list>
                            </text:list-item>
                            <text:list-item>
                              <text:p text:style-name="P1">indiquer l'espace de nom en début de fichier</text:p>
                              <text:list>
                                <text:list-item>
                                  <text:p text:style-name="P1"><text:soft-page-break/>using namespace nomNameSpace;</text:p>
                                </text:list-item>
                                <text:list-item>
                                  <text:p text:style-name="P1">la plupart du temps st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indiquer individuellement le contexte de nommage</text:p>
                      <text:list>
                        <text:list-item>
                          <text:p text:style-name="P1">exemples</text:p>
                          <text:list>
                            <text:list-item>
                              <text:p text:style-name="P1">std::string par exemple</text:p>
                            </text:list-item>
                            <text:list-item>
                              <text:p text:style-name="P1">Vers::Vers()</text:p>
                            </text:list-item>
                          </text:list>
                        </text:list-item>
                        <text:list-item>
                          <text:p text:style-name="P1">::</text:p>
                          <text:list>
                            <text:list-item>
                              <text:p text:style-name="P1">opérateur de résolution de portée</text:p>
                            </text:list-item>
                            <text:list-item>
                              <text:p text:style-name="P1">fondamentale</text:p>
                            </text:list-item>
                            <text:list-item>
                              <text:p text:style-name="P1">permettra l'équivalent de super en java (voir plus tard)</text:p>
                            </text:list-item>
                          </text:list>
                        </text:list-item>
                        <text:list-item>
                          <text:p text:style-name="P1">utilité</text:p>
                          <text:list>
                            <text:list-item>
                              <text:p text:style-name="P1">précise la portée dans laquelle a été définie ce qu'on appel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aisie et affichage</text:p>
                      <text:list>
                        <text:list-item>
                          <text:p text:style-name="P1">saisie</text:p>
                          <text:list>
                            <text:list-item>
                              <text:p text:style-name="P1">on passe par paramètre un flot d'entrée</text:p>
                            </text:list-item>
                            <text:list-item>
                              <text:p text:style-name="P1">ce flot est cin</text:p>
                            </text:list-item>
                            <text:list-item>
                              <text:p text:style-name="P1">(équivalent en java : system.in)</text:p>
                            </text:list-item>
                            <text:list-item>
                              <text:p text:style-name="P1">opérateur : &lt;&lt;</text:p>
                              <text:list>
                                <text:list-item>
                                  <text:p text:style-name="P1">c'est l'opérateur d'insertion</text:p>
                                </text:list-item>
                                <text:list-item>
                                  <text:p text:style-name="P1">sert pas que pour saisie au clavier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affichage</text:p>
                          <text:list>
                            <text:list-item>
                              <text:p text:style-name="P1">on passe un flot de sortie</text:p>
                            </text:list-item>
                            <text:list-item>
                              <text:p text:style-name="P1">cout</text:p>
                            </text:list-item>
                            <text:list-item>
                              <text:p text:style-name="P1">operateur : &gt;&gt;</text:p>
                              <text:list>
                                <text:list-item>
                                  <text:p text:style-name="P1">c'est l'opérateur d'extraction</text:p>
                                </text:list-item>
                                <text:list-item>
                                  <text:p text:style-name="P1">sert pas que pour affichag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commun aux deux</text:p>
                          <text:list>
                            <text:list-item>
                              <text:p text:style-name="P1">possible faire appel en cascade de méthodes</text:p>
                            </text:list-item>
                            <text:list-item>
                              <text:p text:style-name="P1">(lkjrazr &gt;&gt; erjzerj &gt;&gt; mojzpr &gt;&gt; …)</text:p>
                            </text:list-item>
                            <text:list-item>
                              <text:p text:style-name="P1">chaque appel renvoie le flot qui est réutilisé puis renvoyé etc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opérateurs</text:p>
                      <text:list>
                        <text:list-item>
                          <text:p text:style-name="P1">java</text:p>
                          <text:list>
                            <text:list-item>
                              <text:p text:style-name="P1">très peu d'opérateurs</text:p>
                            </text:list-item>
                            <text:list-item>
                              <text:p text:style-name="P1">pas possible redéfinir</text:p>
                            </text:list-item>
                          </text:list>
                        </text:list-item>
                        <text:list-item>
                          <text:p text:style-name="P1">C++</text:p>
                          <text:list>
                            <text:list-item>
                              <text:p text:style-name="P1">beaucoup d'opérateurs</text:p>
                            </text:list-item>
                            <text:list-item>
                              <text:p text:style-name="P1">on peut presque tous les redéfinir</text:p>
                            </text:list-item>
                            <text:list-item>
                              <text:p text:style-name="P1">on peut les surcharger</text:p>
                            </text:list-item>
                            <text:list-item>
                              <text:p text:style-name="P1">exemple trucs surchargeables</text:p>
                              <text:list>
                                <text:list-item>
                                  <text:p text:style-name="P1">()</text:p>
                                </text:list-item>
                                <text:list-item>
                                  <text:p text:style-name="P1">[]</text:p>
                                </text:list-item>
                                <text:list-item>
                                  <text:p text:style-name="P1">..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encapsulation</text:p>
                  <text:list>
                    <text:list-item>
                      <text:p text:style-name="P1">utilité</text:p>
                      <text:list>
                        <text:list-item>
                          <text:p text:style-name="P1">pour faire logiciels propres et modulaires</text:p>
                        </text:list-item>
                        <text:list-item>
                          <text:p text:style-name="P1">avec parties réutilisables</text:p>
                        </text:list-item>
                        <text:list-item>
                          <text:p text:style-name="P1">empêche de trafiquer à partir d'une classe l'implémentation d'une autre</text:p>
                        </text:list-item>
                        <text:list-item>
                          <text:p text:style-name="P1">permet de réécrire des modules de manière simple</text:p>
                        </text:list-item>
                        <text:list-item>
                          <text:p text:style-name="P1">permet de contrôler les accès</text:p>
                          <text:list>
                            <text:list-item>
                              <text:p text:style-name="P1"><text:soft-page-break/>public : accès possible depuis n'importe où</text:p>
                            </text:list-item>
                            <text:list-item>
                              <text:p text:style-name="P1">private : accès depuis des parties de codes de même classe (pas juste même objet)</text:p>
                            </text:list-item>
                            <text:list-item>
                              <text:p text:style-name="P1">protected : sous classes</text:p>
                              <text:list>
                                <text:list-item>
                                  <text:p text:style-name="P1">pas toujours vrai</text:p>
                                </text:list-item>
                                <text:list-item>
                                  <text:p text:style-name="P1">plus complexe</text:p>
                                </text:list-item>
                                <text:list-item>
                                  <text:p text:style-name="P1">possible casser encapsulation</text:p>
                                </text:list-item>
                                <text:list-item>
                                  <text:p text:style-name="P1">on verra plus tar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éparation privé / publique</text:p>
                      <text:list>
                        <text:list-item>
                          <text:p text:style-name="P1">"classique"</text:p>
                          <text:list>
                            <text:list-item>
                              <text:p text:style-name="P1">privé : attributs</text:p>
                            </text:list-item>
                            <text:list-item>
                              <text:p text:style-name="P1">publique : méthodes</text:p>
                            </text:list-item>
                          </text:list>
                        </text:list-item>
                        <text:list-item>
                          <text:p text:style-name="P1">d'autres variantes possibles</text:p>
                          <text:list>
                            <text:list-item>
                              <text:p text:style-name="P1">possible méthodes privées parfois par ex</text:p>
                            </text:list-item>
                            <text:list-item>
                              <text:p text:style-name="P1">aussi possible certaines parties protect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classe VS struct moderne</text:p>
                  <text:list>
                    <text:list-item>
                      <text:p text:style-name="P1">quasiment la même chose</text:p>
                    </text:list-item>
                    <text:list-item>
                      <text:p text:style-name="P1">struct moderne</text:p>
                      <text:list>
                        <text:list-item>
                          <text:p text:style-name="P1">possibilité constructeurs méthodes etc</text:p>
                        </text:list-item>
                        <text:list-item>
                          <text:p text:style-name="P1">possibilité méthodes donc apparemment ?</text:p>
                        </text:list-item>
                        <text:list-item>
                          <text:p text:style-name="P1">bref presque tout comme classe</text:p>
                        </text:list-item>
                      </text:list>
                    </text:list-item>
                    <text:list-item>
                      <text:p text:style-name="P1">différence</text:p>
                      <text:list>
                        <text:list-item>
                          <text:p text:style-name="P1">classes : tout privé par défaut</text:p>
                        </text:list-item>
                        <text:list-item>
                          <text:p text:style-name="P1">struct : tout public par défaut</text:p>
                        </text:list-item>
                        <text:list-item>
                          <text:p text:style-name="P1">(mieux vaut toujours préciser quand même portée)</text:p>
                        </text:list-item>
                      </text:list>
                    </text:list-item>
                    <text:list-item>
                      <text:p text:style-name="P1">possibilité struct dans C++ donc apparemment</text:p>
                    </text:list-item>
                  </text:list>
                </text:list-item>
                <text:list-item>
                  <text:p text:style-name="P1">création des objets (0:42:00 – diapo 20)</text:p>
                  <text:list>
                    <text:list-item>
                      <text:p text:style-name="P1">intro</text:p>
                      <text:list>
                        <text:list-item>
                          <text:p text:style-name="P1">créer un objet = instancier une classe</text:p>
                        </text:list-item>
                        <text:list-item>
                          <text:p text:style-name="P1">demande de gérer la mémoire</text:p>
                        </text:list-item>
                        <text:list-item>
                          <text:p text:style-name="P1">sauf si on fait un truc genre Vers v (plutot que Vers *v) mais déconseillé</text:p>
                        </text:list-item>
                        <text:list-item>
                          <text:p text:style-name="P1">gestion mémoire très difficile en C++</text:p>
                          <text:list>
                            <text:list-item>
                              <text:p text:style-name="P1">pas de ramasse miette comme en java</text:p>
                            </text:list-item>
                            <text:list-item>
                              <text:p text:style-name="P1">a nous même de faire à la main</text:p>
                              <text:list>
                                <text:list-item>
                                  <text:p text:style-name="P1">allocations</text:p>
                                </text:list-item>
                                <text:list-item>
                                  <text:p text:style-name="P1">désallocation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les créateurs de java nous laissent gérer la mémoire parce que</text:p>
                        </text:list-item>
                        <text:list-item>
                          <text:p text:style-name="P1">lorsqu'on a besoin de maitriser la mémoire à l'octet prêt</text:p>
                          <text:list>
                            <text:list-item>
                              <text:p text:style-name="P1">logiciels embarqués</text:p>
                            </text:list-item>
                            <text:list-item>
                              <text:p text:style-name="P1">logiciels avec données de taille extrêmement importante</text:p>
                            </text:list-item>
                            <text:list-item>
                              <text:p text:style-name="P1">logiciels temps réel</text:p>
                            </text:list-item>
                          </text:list>
                        </text:list-item>
                        <text:list-item>
                          <text:p text:style-name="P1">c'est mieux de le faire à la main</text:p>
                        </text:list-item>
                        <text:list-item>
                          <text:p text:style-name="P1">parce qu'on sait précisément à chaque instant</text:p>
                          <text:list>
                            <text:list-item>
                              <text:p text:style-name="P1">combien on a alloué de mémoire</text:p>
                            </text:list-item>
                            <text:list-item>
                              <text:p text:style-name="P1">combien récupéré</text:p>
                            </text:list-item>
                            <text:list-item>
                              <text:p text:style-name="P1">quel temps ça a pris</text:p>
                            </text:list-item>
                          </text:list>
                        </text:list-item>
                        <text:list-item>
                          <text:p text:style-name="P1">avantageux mais charge lourde</text:p>
                        </text:list-item>
                        <text:list-item>
                          <text:p text:style-name="P1">souvent fuites mémoires si on gère pas parfaitement</text:p>
                          <text:list>
                            <text:list-item>
                              <text:p text:style-name="P1">mémoire allouée puis oublie de désallouer</text:p>
                            </text:list-item>
                            <text:list-item>
                              <text:p text:style-name="P1"><text:soft-page-break/>si trop de fuites, coute très cher</text:p>
                            </text:list-item>
                          </text:list>
                        </text:list-item>
                        <text:list-item>
                          <text:p text:style-name="P1">par contre si logiciels beaucoup plus complexes</text:p>
                          <text:list>
                            <text:list-item>
                              <text:p text:style-name="P1">avec grosses infrastructures de parfois milliers de classes</text:p>
                            </text:list-item>
                            <text:list-item>
                              <text:p text:style-name="P1">où la problématique est d'un haut niveau</text:p>
                              <text:list>
                                <text:list-item>
                                  <text:p text:style-name="P1">gestion de banque etc</text:p>
                                </text:list-item>
                                <text:list-item>
                                  <text:p text:style-name="P1">besoin que tout soit solide</text:p>
                                </text:list-item>
                              </text:list>
                            </text:list-item>
                            <text:list-item>
                              <text:p text:style-name="P1">dans ce cas plutôt stratégie de java avec ramasse miette</text:p>
                              <text:list>
                                <text:list-item>
                                  <text:p text:style-name="P1">ramasse miette passe et vérifie si variables doivent être désallouées</text:p>
                                </text:list-item>
                                <text:list-item>
                                  <text:p text:style-name="P1">mais on sait pas quand il passera, moins de contrôl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présentation des types d'allocation</text:p>
                      <text:list>
                        <text:list-item>
                          <text:p text:style-name="P1">généralités</text:p>
                          <text:list>
                            <text:list-item>
                              <text:p text:style-name="P1">3 modes d'allocation mémoire</text:p>
                              <text:list>
                                <text:list-item>
                                  <text:p text:style-name="P1">statique</text:p>
                                </text:list-item>
                                <text:list-item>
                                  <text:p text:style-name="P1">automatique</text:p>
                                </text:list-item>
                                <text:list-item>
                                  <text:p text:style-name="P1">dynamique</text:p>
                                </text:list-item>
                              </text:list>
                            </text:list-item>
                            <text:list-item>
                              <text:p text:style-name="P1">lorsqu'on parle de création d'objet</text:p>
                              <text:list>
                                <text:list-item>
                                  <text:p text:style-name="P1">on sous entend appel de constructeur</text:p>
                                </text:list-item>
                              </text:list>
                            </text:list-item>
                            <text:list-item>
                              <text:p text:style-name="P1">objets complexes</text:p>
                              <text:list>
                                <text:list-item>
                                  <text:p text:style-name="P1">allocation mémoire pour l'objet</text:p>
                                </text:list-item>
                                <text:list-item>
                                  <text:p text:style-name="P1">mais aussi allocations implicites dans le constructeur</text:p>
                                </text:list-item>
                                <text:list-item>
                                  <text:p text:style-name="P1">(objets-attributs je suppose)</text:p>
                                </text:list-item>
                              </text:list>
                            </text:list-item>
                            <text:list-item>
                              <text:p text:style-name="P1">quand objet disparaît</text:p>
                              <text:list>
                                <text:list-item>
                                  <text:p text:style-name="P1">sous entendu appel du destructeur</text:p>
                                </text:list-item>
                                <text:list-item>
                                  <text:p text:style-name="P1">eux aussi appellent autres destructeurs si objets complexe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allocation statique (0:47:50 – diapo 22)</text:p>
                          <text:list>
                            <text:list-item>
                              <text:p text:style-name="P1">qu'est ce que c'est ?</text:p>
                              <text:list>
                                <text:list-item>
                                  <text:p text:style-name="P1">allocation de variables globales à ce que j'ai compris</text:p>
                                </text:list-item>
                                <text:list-item>
                                  <text:p text:style-name="P1">exemples</text:p>
                                  <text:list>
                                    <text:list-item>
                                      <text:p text:style-name="P1">attributs statiques</text:p>
                                    </text:list-item>
                                    <text:list-item>
                                      <text:p text:style-name="P1">variables globale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portée "termporelle" de l'allocation</text:p>
                              <text:list>
                                <text:list-item>
                                  <text:p text:style-name="P1">commence quand flot de contrôle atteint instruction création de l'objet</text:p>
                                </text:list-item>
                                <text:list-item>
                                  <text:p text:style-name="P1">dure jusqu'à la fin du programme</text:p>
                                </text:list-item>
                              </text:list>
                            </text:list-item>
                            <text:list-item>
                              <text:p text:style-name="P1">comment faire une allocation statique ?</text:p>
                              <text:list>
                                <text:list-item>
                                  <text:p text:style-name="P1">mot clé static</text:p>
                                </text:list-item>
                                <text:list-item>
                                  <text:p text:style-name="P1">exemple</text:p>
                                  <text:list>
                                    <text:list-item>
                                      <text:p text:style-name="P1">static Vers v</text:p>
                                    </text:list-item>
                                    <text:list-item>
                                      <text:p text:style-name="P1">on a appel du constructeur et vers créé</text:p>
                                    </text:list-item>
                                    <text:list-item>
                                      <text:p text:style-name="P1">dans ce cas le destructeur sera appelé à la fin du programme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éfaut</text:p>
                              <text:list>
                                <text:list-item>
                                  <text:p text:style-name="P1">pas bon pour choses qui prennent de la place car reste jusqu'à la fin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allocation automatique</text:p>
                          <text:list>
                            <text:list-item>
                              <text:p text:style-name="P1">n'existe pas en java</text:p>
                            </text:list-item>
                            <text:list-item>
                              <text:p text:style-name="P1">qu'est ce que c'est ?</text:p>
                              <text:list>
                                <text:list-item>
                                  <text:p text:style-name="P1">cas où on créait un objet localement dans un bloc</text:p>
                                </text:list-item>
                                <text:list-item>
                                  <text:p text:style-name="P1">bloc :</text:p>
                                  <text:list>
                                    <text:list-item>
                                      <text:p text:style-name="P1">tout ce qui est entre accolades</text:p>
                                      <text:list>
                                        <text:list-item>
                                          <text:p text:style-name="P1">même des fois pas d'accolades ex if avec une seule instr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exemples</text:p>
                                      <text:list>
                                        <text:list-item>
                                          <text:p text:style-name="P1"><text:soft-page-break/>déclaration de classe</text:p>
                                        </text:list-item>
                                        <text:list-item>
                                          <text:p text:style-name="P1">méthod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urée de vie</text:p>
                              <text:list>
                                <text:list-item>
                                  <text:p text:style-name="P1">en général</text:p>
                                  <text:list>
                                    <text:list-item>
                                      <text:p text:style-name="P1">depuis l'instruction de création</text:p>
                                    </text:list-item>
                                    <text:list-item>
                                      <text:p text:style-name="P1">jusqu'à la fin du bloc</text:p>
                                    </text:list-item>
                                  </text:list>
                                </text:list-item>
                                <text:list-item>
                                  <text:p text:style-name="P1">exemple</text:p>
                                  <text:list>
                                    <text:list-item>
                                      <text:p text:style-name="P1">Vers v; créait v dans la pile</text:p>
                                    </text:list-item>
                                    <text:list-item>
                                      <text:p text:style-name="P1">accolade fermente appelle destructeur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allocation dynamique</text:p>
                          <text:list>
                            <text:list-item>
                              <text:p text:style-name="P1">qu'est ce que c'est ?</text:p>
                              <text:list>
                                <text:list-item>
                                  <text:p text:style-name="P1">cas où objet référencé par pointeur</text:p>
                                </text:list-item>
                                <text:list-item>
                                  <text:p text:style-name="P1">ex : Vers *pv = new Vers();</text:p>
                                </text:list-item>
                              </text:list>
                            </text:list-item>
                            <text:list-item>
                              <text:p text:style-name="P1">durée de vie</text:p>
                              <text:list>
                                <text:list-item>
                                  <text:p text:style-name="P1">de l'appel du constructeur (new blabla)</text:p>
                                </text:list-item>
                                <text:list-item>
                                  <text:p text:style-name="P1">jusqu'à appel de destructeur</text:p>
                                  <text:list>
                                    <text:list-item>
                                      <text:p text:style-name="P1">delete objet;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attention</text:p>
                              <text:list>
                                <text:list-item>
                                  <text:p text:style-name="P1">toujours s'assurer qu'un delete soit appelé</text:p>
                                </text:list-item>
                              </text:list>
                            </text:list-item>
                            <text:list-item>
                              <text:p text:style-name="P1">forme de destructeur existe en java</text:p>
                              <text:list>
                                <text:list-item>
                                  <text:p text:style-name="P1">méthode finalize</text:p>
                                </text:list-item>
                                <text:list-item>
                                  <text:p text:style-name="P1">on peut y mettre des instructions à exécuter par le ramasse miettes</text:p>
                                </text:list-item>
                                <text:list-item>
                                  <text:p text:style-name="P1">problème</text:p>
                                  <text:list>
                                    <text:list-item>
                                      <text:p text:style-name="P1">on gère ce qui se passe à la destruction</text:p>
                                    </text:list-item>
                                    <text:list-item>
                                      <text:p text:style-name="P1">mais on gère pas le moment de la destructio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"opérations"</text:p>
                  <text:list>
                    <text:list-item>
                      <text:p text:style-name="P1">5 sortes d'"opérations" possibles en C++</text:p>
                      <text:list>
                        <text:list-item>
                          <text:p text:style-name="P1">fonctions</text:p>
                          <text:list>
                            <text:list-item>
                              <text:p text:style-name="P1">pas de l'objet</text:p>
                            </text:list-item>
                            <text:list-item>
                              <text:p text:style-name="P1">on en verra quand même</text:p>
                            </text:list-item>
                            <text:list-item>
                              <text:p text:style-name="P1">nottamment pour la surcharge d'opérateurs</text:p>
                            </text:list-item>
                          </text:list>
                        </text:list-item>
                        <text:list-item>
                          <text:p text:style-name="P1">méthodes de classe avec liaison statique</text:p>
                          <text:list>
                            <text:list-item>
                              <text:p text:style-name="P1">méthodes commençant par static</text:p>
                            </text:list-item>
                          </text:list>
                        </text:list-item>
                        <text:list-item>
                          <text:p text:style-name="P1">méthodes d'instances avec liaison statique</text:p>
                          <text:list>
                            <text:list-item>
                              <text:p text:style-name="P1">n'existe pas en java</text:p>
                            </text:list-item>
                            <text:list-item>
                              <text:p text:style-name="P1">méthodes pas précédées par virtual</text:p>
                            </text:list-item>
                            <text:list-item>
                              <text:p text:style-name="P1">pas pour programmation objet à ce que j'ai compris</text:p>
                            </text:list-item>
                          </text:list>
                        </text:list-item>
                        <text:list-item>
                          <text:p text:style-name="P1">méthodes d'instance avec liaison dynamique</text:p>
                          <text:list>
                            <text:list-item>
                              <text:p text:style-name="P1">bases du polymorphisme</text:p>
                            </text:list-item>
                            <text:list-item>
                              <text:p text:style-name="P1">introduites par virtual</text:p>
                            </text:list-item>
                            <text:list-item>
                              <text:p text:style-name="P1">à utiliser dans le cadre de la programmation par objets</text:p>
                            </text:list-item>
                          </text:list>
                        </text:list-item>
                        <text:list-item>
                          <text:p text:style-name="P1">méthodes spéciales</text:p>
                          <text:list>
                            <text:list-item>
                              <text:p text:style-name="P1">constructeurs</text:p>
                              <text:list>
                                <text:list-item>
                                  <text:p text:style-name="P1">spéciaux car pas hérités</text:p>
                                </text:list-item>
                                <text:list-item>
                                  <text:p text:style-name="P1">mais on peut appeler depuis sous classe</text:p>
                                </text:list-item>
                              </text:list>
                            </text:list-item>
                            <text:list-item>
                              <text:p text:style-name="P1">destructeurs</text:p>
                              <text:list>
                                <text:list-item>
                                  <text:p text:style-name="P1">pas vraiment non plu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passage de paramètres</text:p>
                      <text:list>
                        <text:list-item>
                          <text:p text:style-name="P1">conceptuellement</text:p>
                          <text:list>
                            <text:list-item>
                              <text:p text:style-name="P1"><text:soft-page-break/>plusieurs types de passage ?</text:p>
                              <text:list>
                                <text:list-item>
                                  <text:p text:style-name="P1">huchard dit plusieurs types d'initialisations pas de passage</text:p>
                                </text:list-item>
                                <text:list-item>
                                  <text:p text:style-name="P1">mais question de point de vue</text:p>
                                </text:list-item>
                                <text:list-item>
                                  <text:p text:style-name="P1">elle dit "un seul type de passage" car c'est toujours une valeur qu'on passe</text:p>
                                </text:list-item>
                                <text:list-item>
                                  <text:p text:style-name="P1">mais cette valeur un coup c'est</text:p>
                                  <text:list>
                                    <text:list-item>
                                      <text:p text:style-name="P1">une adresse</text:p>
                                    </text:list-item>
                                    <text:list-item>
                                      <text:p text:style-name="P1">une référence</text:p>
                                    </text:list-item>
                                    <text:list-item>
                                      <text:p text:style-name="P1">ou la valeur elle même</text:p>
                                    </text:list-item>
                                  </text:list>
                                </text:list-item>
                                <text:list-item>
                                  <text:p text:style-name="P1">et c'est ce qu'on appelle les "types de passages"</text:p>
                                </text:list-item>
                              </text:list>
                            </text:list-item>
                            <text:list-item>
                              <text:p text:style-name="P1">déroulement initialisation paramètres</text:p>
                              <text:list>
                                <text:list-item>
                                  <text:p text:style-name="P1">appelle de la fonction / méthode</text:p>
                                </text:list-item>
                                <text:list-item>
                                  <text:p text:style-name="P1">emplacement réservé pour chacun des paramètres formels</text:p>
                                  <text:list>
                                    <text:list-item>
                                      <text:p text:style-name="P1">emplacements de la signature de l'opération</text:p>
                                    </text:list-item>
                                  </text:list>
                                </text:list-item>
                                <text:list-item>
                                  <text:p text:style-name="P1">chaque paramètre formel est initialisé</text:p>
                                  <text:list>
                                    <text:list-item>
                                      <text:p text:style-name="P1">différentes formes d'initialisations</text:p>
                                    </text:list-item>
                                    <text:list-item>
                                      <text:p text:style-name="P1">chaque paramètre formel initialisé avec paramètre réel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types de passage</text:p>
                              <text:list>
                                <text:list-item>
                                  <text:p text:style-name="P1">passage par valeur / par copie</text:p>
                                  <text:list>
                                    <text:list-item>
                                      <text:p text:style-name="P1">de la forme "type param" (sans rien de spé)</text:p>
                                    </text:list-item>
                                  </text:list>
                                </text:list-item>
                                <text:list-item>
                                  <text:p text:style-name="P1">passage par adresse / pointeur</text:p>
                                  <text:list>
                                    <text:list-item>
                                      <text:p text:style-name="P1">forme "type *param"</text:p>
                                    </text:list-item>
                                  </text:list>
                                </text:list-item>
                                <text:list-item>
                                  <text:p text:style-name="P1">passage par référence</text:p>
                                  <text:list>
                                    <text:list-item>
                                      <text:p text:style-name="P1">forme "type &amp;param"</text:p>
                                    </text:list-item>
                                    <text:list-item>
                                      <text:p text:style-name="P1">passage privilégié pour faire de l'objet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ce qui se passe en mémoire</text:p>
                          <text:list>
                            <text:list-item>
                              <text:p text:style-name="P1">types de mémoire lors d'exécution de programme</text:p>
                              <text:list>
                                <text:list-item>
                                  <text:p text:style-name="P1">pile</text:p>
                                  <text:list>
                                    <text:list-item>
                                      <text:p text:style-name="P1">empilement des environnements des différents appels de méthode</text:p>
                                    </text:list-item>
                                  </text:list>
                                </text:list-item>
                                <text:list-item>
                                  <text:p text:style-name="P1">tas</text:p>
                                  <text:list>
                                    <text:list-item>
                                      <text:p text:style-name="P1">espace du programme dans lequel on fait les allocations dynamiques</text:p>
                                    </text:list-item>
                                  </text:list>
                                </text:list-item>
                                <text:list-item>
                                  <text:p text:style-name="P1">? (j'ai pas le nom de l'espace mémoire)</text:p>
                                  <text:list>
                                    <text:list-item>
                                      <text:p text:style-name="P1">segments de code</text:p>
                                    </text:list-item>
                                    <text:list-item>
                                      <text:p text:style-name="P1">allocations statique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exécution d'une operation et mémoire</text:p>
                              <text:list>
                                <text:list-item>
                                  <text:p text:style-name="P1">quand on exécute une opération (méthode, fonction...)</text:p>
                                </text:list-item>
                                <text:list-item>
                                  <text:p text:style-name="P1">dans la pile on a un espace correspondant à l'opération</text:p>
                                </text:list-item>
                                <text:list-item>
                                  <text:p text:style-name="P1">dans cet espace on manipulera toutes les données de l'opération</text:p>
                                  <text:list>
                                    <text:list-item>
                                      <text:p text:style-name="P1">paramètres</text:p>
                                    </text:list-item>
                                    <text:list-item>
                                      <text:p text:style-name="P1">variables locale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mémoire et types de passages</text:p>
                              <text:list>
                                <text:list-item>
                                  <text:p text:style-name="P1">passage par valeur / copie</text:p>
                                  <text:list>
                                    <text:list-item>
                                      <text:p text:style-name="P1">dans la couche de l'opération de la pile on stocke directement la valeur</text:p>
                                    </text:list-item>
                                  </text:list>
                                </text:list-item>
                                <text:list-item>
                                  <text:p text:style-name="P1">passage par adresse / pointeur</text:p>
                                  <text:list>
                                    <text:list-item>
                                      <text:p text:style-name="P1">dans la pile dans la couche de l'opération on stocke une adresse du tas</text:p>
                                    </text:list-item>
                                    <text:list-item>
                                      <text:p text:style-name="P1">dans cette adresse du tas on stocke la valeur passée en paramètre</text:p>
                                    </text:list-item>
                                  </text:list>
                                </text:list-item>
                                <text:list-item>
                                  <text:p text:style-name="P1"><text:soft-page-break/>passage par référence</text:p>
                                  <text:list>
                                    <text:list-item>
                                      <text:p text:style-name="P1">déroulement de l'initialisation</text:p>
                                      <text:list>
                                        <text:list-item>
                                          <text:p text:style-name="P1">dans couche de l'opération dans pile on stocke une adresse</text:p>
                                        </text:list-item>
                                        <text:list-item>
                                          <text:p text:style-name="P1">c'est l'adresse de la couche du dessous dans la pile !</text:p>
                                        </text:list-item>
                                        <text:list-item>
                                          <text:p text:style-name="P1">(l'adresse de la variable dans l'opération appelante)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nature du paramètre passé par référence</text:p>
                                      <text:list>
                                        <text:list-item>
                                          <text:p text:style-name="P1">pointeur spécial</text:p>
                                        </text:list-item>
                                        <text:list-item>
                                          <text:p text:style-name="P1">sur pile plutôt que sur tas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déréférencement de pointeur</text:p>
                                      <text:list>
                                        <text:list-item>
                                          <text:p text:style-name="P1">signifie qu'on travaille sur la zone pointée directement</text:p>
                                        </text:list-item>
                                        <text:list-item>
                                          <text:p text:style-name="P1">pointeurs "classiques" (sur tas)</text:p>
                                          <text:list>
                                            <text:list-item>
                                              <text:p text:style-name="P1">*pi pour déréférencer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">pour déréférencé pointeur sur pile</text:p>
                                          <text:list>
                                            <text:list-item>
                                              <text:p text:style-name="P1">ri (simplement, pas d'étoile)</text:p>
                                            </text:list-item>
                                            <text:list-item>
                                              <text:p text:style-name="P1">donc déréférencement automatique</text:p>
                                            </text:list-item>
                                            <text:list-item>
                                              <text:p text:style-name="P1">on peut pas manipuler l'adresse pointée</text:p>
                                            </text:list-item>
                                            <text:list-item>
                                              <text:p text:style-name="P1">sans doute sécurité pour pas toucher à la pil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3T16:50:40</meta:creation-date>
    <meta:generator>OpenOffice/4.1.1$Unix OpenOffice.org_project/411m6$Build-9775</meta:generator>
    <dc:date>2015-02-20T22:43:04</dc:date>
    <dc:creator>yjfjyf jjku</dc:creator>
    <meta:editing-duration>PT9H42M21S</meta:editing-duration>
    <meta:editing-cycles>363</meta:editing-cycles>
    <meta:document-statistic meta:table-count="0" meta:image-count="0" meta:object-count="0" meta:page-count="10" meta:paragraph-count="443" meta:word-count="2721" meta:character-count="14356"/>
  </office:meta>
</office:document-meta>
</file>